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919d4" officeooo:paragraph-rsid="001919d4"/>
    </style:style>
    <style:style style:name="P2" style:family="paragraph" style:parent-style-name="Standard">
      <style:paragraph-properties fo:text-align="start" style:justify-single-word="false"/>
      <style:text-properties officeooo:rsid="001919d4" officeooo:paragraph-rsid="001919d4"/>
    </style:style>
    <style:style style:name="P3" style:family="paragraph" style:parent-style-name="Standard">
      <style:paragraph-properties fo:text-align="start" style:justify-single-word="false"/>
      <style:text-properties fo:font-weight="bold" officeooo:rsid="001919d4" officeooo:paragraph-rsid="001919d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19d4" officeooo:paragraph-rsid="001919d4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a4d01" officeooo:paragraph-rsid="001a4d01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19d4" officeooo:paragraph-rsid="001919d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c557" officeooo:paragraph-rsid="001bc55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1919d4" officeooo:paragraph-rsid="001919d4" style:font-weight-asian="bold" style:font-weight-complex="bold"/>
    </style:style>
    <style:style style:name="T1" style:family="text">
      <style:text-properties officeooo:rsid="001a4d01"/>
    </style:style>
    <style:style style:name="T2" style:family="text">
      <style:text-properties officeooo:rsid="001d33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 Nix</text:p>
      <text:p text:style-name="P1">Alex Herman</text:p>
      <text:p text:style-name="P1">John Mangold</text:p>
      <text:p text:style-name="P3">How well does your net train?</text:p>
      <text:p text:style-name="P2">Our net trains fairly well. <text:s/>After a thousand epochs, we generally have an RMS error of approximately 0.25. <text:s/>Continuing to train the net will eventually see the RMS error drop to about 0.18 which is the lowest we've achieved.</text:p>
      <text:p text:style-name="P2"/>
      <text:p text:style-name="P3">What is the impact of network topology (i.e., changing the number of hidden layer nodes) on training?</text:p>
      <text:p text:style-name="P4">The most obvious difference is that the more internal nodes are present the longer the network takes to train. <text:s/>RMS error is lowered as the number of internal nodes is increased up to a certain point. Just running training with a <text:s/>couple different number of internal nodes showed that RMS error lowered until 15 internal nodes. <text:s/>After 15 performance returned to normal. <text:s/>Getting into the much higher internal node numbers s<text:span text:style-name="T1">uch as</text:span> 1000 caused the net to have a rather high RMS error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umber of Internal Nodes</text:p>
          </table:table-cell>
          <table:table-cell table:style-name="Table1.B1" office:value-type="string">
            <text:p text:style-name="P6">RMS Error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B2" office:value-type="string">
            <text:p text:style-name="P5">.<text:span text:style-name="T1">227</text:span>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B2" office:value-type="string">
            <text:p text:style-name="P5">.<text:span text:style-name="T1">205</text:span></text:p>
          </table:table-cell>
        </table:table-row>
        <table:table-row>
          <table:table-cell table:style-name="Table1.A2" office:value-type="string">
            <text:p text:style-name="P6">15</text:p>
          </table:table-cell>
          <table:table-cell table:style-name="Table1.B2" office:value-type="string">
            <text:p text:style-name="P5">.<text:span text:style-name="T1">176</text:span></text:p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B2" office:value-type="string">
            <text:p text:style-name="P5">.<text:span text:style-name="T1">232</text:span></text:p>
          </table:table-cell>
        </table:table-row>
        <table:table-row>
          <table:table-cell table:style-name="Table1.A2" office:value-type="string">
            <text:p text:style-name="P6">100</text:p>
          </table:table-cell>
          <table:table-cell table:style-name="Table1.B2" office:value-type="string">
            <text:p text:style-name="P5">.<text:span text:style-name="T1">230</text:span>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table-cell table:style-name="Table1.B2" office:value-type="string">
            <text:p text:style-name="P5">.<text:span text:style-name="T1">577</text:span></text:p>
          </table:table-cell>
        </table:table-row>
      </table:table>
      <text:p text:style-name="P4"/>
      <text:p text:style-name="P3">How well does the network generalize from training data to testing data?</text:p>
      <text:p text:style-name="P8">The code generalizes pretty well into testing data. <text:s/>Getting a low RMS error while training results in gettting a low RMS error while testing. <text:s/>For example, in a training run with an end RMS error of .222 the testing RMS error was .210 with an overall accuracy of 91.7%. <text:s/><text:span text:style-name="T2">These results are consistent over many executions. <text:s/>A low RMS error training leads to a low RMS error while tes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3:38:43.857382846</meta:creation-date>
    <dc:date>2016-02-24T14:43:48.906211332</dc:date>
    <meta:editing-duration>PT3M41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23" meta:word-count="250" meta:character-count="1398" meta:non-whitespace-character-count="1161"/>
  </office:meta>
</office:document-meta>
</file>